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RobotoDraft, Helvetica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4db07"/>
    </style:style>
    <style:style style:name="T1" style:family="text">
      <style:text-properties fo:font-variant="normal" fo:text-transform="none" fo:color="#222222" loext:opacity="100%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222222" loext:opacity="100%" fo:letter-spacing="normal"/>
    </style:style>
    <style:style style:name="T3" style:family="text">
      <style:text-properties fo:font-variant="normal" fo:text-transform="none" fo:color="#222222" loext:opacity="100%" fo:letter-spacing="normal" fo:background-color="#ffff00" loext:char-shading-value="0"/>
    </style:style>
    <style:style style:name="T4" style:family="text">
      <style:text-properties fo:font-variant="normal" fo:text-transform="none" fo:color="#222222" loext:opacity="100%" fo:letter-spacing="normal"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Experience in Azure is must.</text:span></text:p>
      <text:p text:style-name="P1"><text:span text:style-name="T2">Familiarity with container orchestration services, especially </text:span><text:span text:style-name="T4">AWS ECS, Dockers/Docker Swarm</text:span><text:span text:style-name="T2"> and </text:span><text:span text:style-name="T4">Kubernetes</text:span><text:span text:style-name="T2">.</text:span></text:p>
      <text:p text:style-name="P1"><text:span text:style-name="T2"/></text:p>
      <text:p text:style-name="P1"><text:span text:style-name="T2">Experience with</text:span><text:span text:style-name="T4"> GitLab runner, dockers , k8s CI/CD scripting, infrastructure as a code </text:span><text:span text:style-name="T2">, monitoring</text:span></text:p>
      <text:p text:style-name="P1"><text:span text:style-name="T2"/></text:p>
      <text:p text:style-name="P1"><text:span text:style-name="T2">Knowledge of Infrastructure As Code: <text:s/></text:span><text:span text:style-name="T4">Ansible, Terraform, cloud formation</text:span></text:p>
      <text:p text:style-name="P1"><text:span text:style-name="T2"/></text:p>
      <text:p text:style-name="P1"><text:span text:style-name="T2">Experience administering and deploying development </text:span><text:span text:style-name="T4">CI/CD tools such as Git, Jira, GitLab, or Jenkins</text:span></text:p>
      <text:p text:style-name="P1"><text:span text:style-name="T2"/></text:p>
      <text:p text:style-name="P1"><text:span text:style-name="T2">Experience working with performance monitoring tools such as </text:span><text:span text:style-name="T4">New Relic / Datadog / Pagerduty</text:span></text:p>
      <text:p text:style-name="P1"><text:span text:style-name="T2"/></text:p>
      <text:p text:style-name="P1"><text:span text:style-name="T2">Significant experience with Windows and Linux operating system environments</text:span></text:p>
      <text:p text:style-name="P1"><text:span text:style-name="T2"/></text:p>
      <text:p text:style-name="P1"><text:span text:style-name="T2">Knowledge of cloud computing platforms (</text:span><text:span text:style-name="T4">AWS/Azure/GCP</text:span><text:span text:style-name="T2">)</text:span></text:p>
      <text:p text:style-name="P1"><text:span text:style-name="T2"/></text:p>
      <text:p text:style-name="P1"><text:span text:style-name="T2">Experience with infrastructure scripting solutions such as </text:span><text:span text:style-name="T4">PowerShell or Python</text:span></text:p>
      <text:p text:style-name="P1"><text:span text:style-name="T2"/></text:p>
      <text:p text:style-name="P1"><text:span text:style-name="T2">Skills:</text:span></text:p>
      <text:p text:style-name="P1"><text:span text:style-name="T2"/></text:p>
      <text:p text:style-name="P1"><text:span text:style-name="T2">Excellent oral and written communication skills with a keen sense of customer service</text:span></text:p>
      <text:p text:style-name="P1"><text:span text:style-name="T2"/></text:p>
      <text:p text:style-name="P1"><text:span text:style-name="T2">Excellent problem-solving and troubleshooting skills</text:span></text:p>
      <text:p text:style-name="P1"><text:span text:style-name="T2"/></text:p>
      <text:p text:style-name="P1"><text:span text:style-name="T2">Process-oriented with great documentation skills</text:span></text:p>
      <text:p text:style-name="P1"><text:span text:style-name="T2"/></text:p>
      <text:p text:style-name="P1"><text:span text:style-name="T2">Knowledge of best practices and IT operations in an always-up, always-available service</text:span></text:p>
      <text:p text:style-name="P1"><text:span text:style-name="T2"/></text:p>
      <text:p text:style-name="P1"><text:span text:style-name="T2">Experience with or knowledge of Agile Software Development methodologies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od background of scripting utilizing Bash, Zsh, Python and Go for automating infrastructure on-premise/ cloud</text:span><text:line-break/><text:span text:style-name="T2">• </text:span><text:span text:style-name="T1">Experience in leveraging Sentinel Policy for Terraform and delivery of policy of code solutions</text:span><text:line-break/><text:span text:style-name="T2">• </text:span><text:span text:style-name="T1">Experience in build out of Kubernetes infrastructure – containers, GKE, Envoy, Istio, private clusters</text:span><text:line-break/><text:span text:style-name="T2">• </text:span><text:span text:style-name="T1">Strong on Google Cloud platform core skills – Compute, storage, network, IAM, VPC, firewall rules, Load Balancer, Cloud Deployment Manager, Logging and Monitoring</text:span><text:line-break/><text:span text:style-name="T2">• </text:span><text:span text:style-name="T1">Self-starter with an in-depth hands-on work experience with multiple large-scale implementations of Google Cloud Platform.</text:span><text:line-break/><text:span text:style-name="T2">• </text:span><text:span text:style-name="T1">Google Cloud Architecture, Engineering, DevOps, and/or Security certifications</text:span><text:line-break/><text:span text:style-name="T2">• </text:span><text:span text:style-name="T1">Background in build out of complex network and security architectures</text:span><text:line-break/><text:span text:style-name="T1">Preferred:</text:span><text:line-break/><text:span text:style-name="T2">• </text:span><text:span text:style-name="T1">Proven experience as a successful senior engineer and/or cloud engineer highly desirable</text:span><text:line-break/><text:span text:style-name="T2">• </text:span><text:span text:style-name="T1">Understanding of Infrastructure, Networking, and DevOps scripting and tooling</text:span><text:line-break/><text:span text:style-name="T2">• </text:span><text:span text:style-name="T1">Knowledge of hybrid-cloud architectures and solutions – GCP Bare Metal, GCVE</text:span><text:line-break/><text:soft-page-break/><text:span text:style-name="T2">• </text:span><text:span text:style-name="T1">Having knowledge of GCP Anthos deployments will be a plus- cluster deployments, ACM configurations, Config connector, RBAC and ASM</text:span><text:line-break/><text:span text:style-name="T2">• </text:span><text:span text:style-name="T1">Experience in building solutions around Vault - HA setup, configuration, secrets retrieval and break glass use cases</text:span><text:line-break/><text:span text:style-name="T2">• </text:span><text:span text:style-name="T1">Experience in setup of observability, tracing and metrics collection solutions – Kiali, Prometheus, Grafana, Cloud Operat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RobotoDraft, Helvetica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6T00:29:12.628428794</meta:creation-date>
    <dc:date>2022-07-31T23:10:09.442000000</dc:date>
    <meta:editing-duration>PT2M16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16" meta:word-count="331" meta:character-count="2453" meta:non-whitespace-character-count="2133"/>
  </office:meta>
</office:document-meta>
</file>